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81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9.148cm"/>
    </style:style>
    <style:style style:name="co4" style:family="table-column">
      <style:table-column-properties fo:break-before="auto" style:column-width="15.106cm"/>
    </style:style>
    <style:style style:name="co5" style:family="table-column">
      <style:table-column-properties fo:break-before="auto" style:column-width="4.023cm"/>
    </style:style>
    <style:style style:name="co6" style:family="table-column">
      <style:table-column-properties fo:break-before="auto" style:column-width="4.925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3.043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2.037cm"/>
    </style:style>
    <style:style style:name="co11" style:family="table-column">
      <style:table-column-properties fo:break-before="auto" style:column-width="3.782cm"/>
    </style:style>
    <style:style style:name="co12" style:family="table-column">
      <style:table-column-properties fo:break-before="auto" style:column-width="1.64cm"/>
    </style:style>
    <style:style style:name="co13" style:family="table-column">
      <style:table-column-properties fo:break-before="auto" style:column-width="1.77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981cm" fo:break-before="auto" style:use-optimal-row-height="false"/>
    </style:style>
    <style:style style:name="ro2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1.617cm" fo:break-before="auto" style:use-optimal-row-height="false"/>
    </style:style>
    <style:style style:name="ro4" style:family="table-row">
      <style:table-row-properties style:row-height="1.041cm" fo:break-before="auto" style:use-optimal-row-height="false"/>
    </style:style>
    <style:style style:name="ro5" style:family="table-row">
      <style:table-row-properties style:row-height="1.533cm" fo:break-before="auto" style:use-optimal-row-height="false"/>
    </style:style>
    <style:style style:name="ro6" style:family="table-row">
      <style:table-row-properties style:row-height="1.508cm" fo:break-before="auto" style:use-optimal-row-height="false"/>
    </style:style>
    <style:style style:name="ro7" style:family="table-row">
      <style:table-row-properties style:row-height="1.614cm" fo:break-before="auto" style:use-optimal-row-height="false"/>
    </style:style>
    <style:style style:name="ro8" style:family="table-row">
      <style:table-row-properties style:row-height="2.408cm" fo:break-before="auto" style:use-optimal-row-height="false"/>
    </style:style>
    <style:style style:name="ro9" style:family="table-row">
      <style:table-row-properties style:row-height="1.429cm" fo:break-before="auto" style:use-optimal-row-height="false"/>
    </style:style>
    <style:style style:name="ro10" style:family="table-row">
      <style:table-row-properties style:row-height="1.879cm" fo:break-before="auto" style:use-optimal-row-height="false"/>
    </style:style>
    <style:style style:name="ro11" style:family="table-row">
      <style:table-row-properties style:row-height="2.355cm" fo:break-before="auto" style:use-optimal-row-height="false"/>
    </style:style>
    <style:style style:name="ro12" style:family="table-row">
      <style:table-row-properties style:row-height="2.037cm" fo:break-before="auto" style:use-optimal-row-height="false"/>
    </style:style>
    <style:style style:name="ro13" style:family="table-row">
      <style:table-row-properties style:row-height="2.111cm" fo:break-before="auto" style:use-optimal-row-height="false"/>
    </style:style>
    <style:style style:name="ro14" style:family="table-row">
      <style:table-row-properties style:row-height="1.455cm" fo:break-before="auto" style:use-optimal-row-height="false"/>
    </style:style>
    <style:style style:name="ro15" style:family="table-row">
      <style:table-row-properties style:row-height="1.588cm" fo:break-before="auto" style:use-optimal-row-height="false"/>
    </style:style>
    <style:style style:name="ro16" style:family="table-row">
      <style:table-row-properties style:row-height="0.45cm" fo:break-before="auto" style:use-optimal-row-height="true"/>
    </style:style>
    <style:style style:name="ro17" style:family="table-row">
      <style:table-row-properties style:row-height="0.452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50">
      <number:week-of-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50">
      <style:table-cell-properties fo:border-bottom="0.99pt solid #999999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4" style:family="table-cell" style:parent-style-name="Default" style:data-style-name="N50">
      <style:table-cell-properties style:text-align-source="fix" style:repeat-content="false" fo:background-color="transparent" fo:border="0.74pt solid #000000" style:vertical-align="middle"/>
      <style:paragraph-properties fo:text-align="center" style:writing-mode="page"/>
      <style:text-properties style:font-name="Liberation Sans1" fo:font-size="12pt" fo:font-style="normal" fo:font-weight="bold" style:font-name-asian="Liberation Sans1" style:font-size-asian="12pt" style:font-name-complex="Liberation Sans1" style:font-size-complex="12pt"/>
    </style:style>
    <style:style style:name="ce5" style:family="table-cell" style:parent-style-name="Default">
      <style:table-cell-properties fo:border="0.74pt solid #000000"/>
    </style:style>
    <style:style style:name="ce12" style:family="table-cell" style:parent-style-name="Default" style:data-style-name="N50">
      <style:table-cell-properties fo:border-bottom="0.99pt solid #999999" style:text-align-source="fix" style:repeat-content="false" fo:background-color="transparent" fo:border-left="0.99pt solid #000000" fo:border-right="0.99pt solid #000000" fo:border-top="0.99pt solid #999999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3" style:family="table-cell" style:parent-style-name="Default" style:data-style-name="N50">
      <style:table-cell-properties fo:border-bottom="0.99pt solid #999999" fo:background-color="transparent" fo:border-left="0.99pt solid #000000" fo:border-right="0.99pt solid #000000" fo:border-top="0.99pt solid #999999" style:vertical-align="middle"/>
      <style:paragraph-properties style:writing-mode="page"/>
      <style:text-properties fo:font-style="normal" fo:font-weight="normal"/>
    </style:style>
    <style:style style:name="ce16" style:family="table-cell" style:parent-style-name="Default" style:data-style-name="N50"/>
    <style:style style:name="ce77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78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 style:writing-mode="page"/>
      <style:text-properties fo:color="#000000" style:font-name="Arial" fo:font-size="12pt" fo:font-style="normal" fo:font-weight="bold" style:font-name-asian="Arial" style:font-size-asian="12pt" style:font-name-complex="Arial" style:font-size-complex="12pt"/>
    </style:style>
    <style:style style:name="ce79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80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81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82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 style:writing-mode="page"/>
      <style:text-properties fo:font-style="normal" fo:font-weight="normal"/>
    </style:style>
    <style:style style:name="ce83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 style:writing-mode="page"/>
      <style:text-properties fo:font-style="normal" fo:font-weight="normal"/>
    </style:style>
    <style:style style:name="ce8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61">
      <style:table-cell-properties style:text-align-source="fix" style:repeat-content="false" fo:background-color="transparent" fo:border="none" style:vertical-align="middle"/>
      <style:paragraph-properties fo:text-align="center" fo:margin-left="0cm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style:writing-mode="page"/>
      <style:text-properties fo:color="#000000" style:font-name="Arial" fo:font-size="13pt" fo:font-style="normal" fo:font-weight="bold" style:font-name-asian="Arial" style:font-size-asian="13pt" style:font-name-complex="Arial" style:font-size-complex="13pt"/>
    </style:style>
    <style:style style:name="ce98" style:family="table-cell" style:parent-style-name="Default">
      <style:table-cell-properties fo:background-color="transparent" fo:wrap-option="wrap" fo:border="0.74pt solid #000000" style:vertical-align="middle"/>
      <style:paragraph-properties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99" style:family="table-cell" style:parent-style-name="Default">
      <style:table-cell-properties fo:background-color="transparent" fo:border="0.74pt solid #000000" style:vertical-align="middle"/>
      <style:paragraph-properties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1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101" style:family="table-cell" style:parent-style-name="Default">
      <style:table-cell-properties fo:background-color="transparent" fo:border="0.74pt solid #000000" style:vertical-align="middle"/>
      <style:paragraph-properties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102" style:family="table-cell" style:parent-style-name="Default">
      <style:table-cell-properties fo:background-color="transparent" fo:wrap-option="wrap" fo:border="0.74pt solid #000000" style:vertical-align="middle"/>
      <style:paragraph-properties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103" style:family="table-cell" style:parent-style-name="Default">
      <style:table-cell-properties fo:background-color="transparent" fo:border="0.74pt solid #000000" style:vertical-align="middle"/>
      <style:paragraph-properties style:writing-mode="page"/>
      <style:text-properties fo:font-style="normal" fo:font-weight="normal"/>
    </style:style>
    <style:style style:name="ce104" style:family="table-cell" style:parent-style-name="Default">
      <style:table-cell-properties fo:background-color="transparent" fo:wrap-option="wrap" fo:border="0.74pt solid #000000" style:vertical-align="middle"/>
      <style:paragraph-properties style:writing-mode="page"/>
      <style:text-properties fo:font-style="normal" fo:font-weight="normal"/>
    </style:style>
    <style:style style:name="ce9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 style:writing-mode="page"/>
      <style:text-properties fo:font-style="normal" fo:font-weight="normal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 style:writing-mode="page"/>
      <style:text-properties style:font-name="Liberation Sans1" fo:font-size="14pt" fo:font-style="normal" fo:font-weight="bold" style:font-name-asian="Liberation Sans1" style:font-size-asian="14pt" style:font-name-complex="Liberation Sans1" style:font-size-complex="14pt"/>
    </style:style>
    <style:style style:name="ce44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 fo:wrap-option="wrap" fo:border="0.74pt solid #000000" style:vertical-align="middle"/>
      <style:paragraph-properties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95" style:family="table-cell" style:parent-style-name="Default" style:data-style-name="N61">
      <style:table-cell-properties style:text-align-source="fix" style:repeat-content="false" fo:background-color="transparent" fo:border="none" style:vertical-align="middle"/>
      <style:paragraph-properties fo:text-align="center" fo:margin-left="0cm"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47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end" fo:margin-left="0cm" style:writing-mode="page"/>
      <style:text-properties fo:color="#000000" style:font-name="Arial" fo:font-size="13pt" fo:font-style="normal" fo:font-weight="bold" style:font-name-asian="Arial" style:font-size-asian="13pt" style:font-name-complex="Arial" style:font-size-complex="13pt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end" fo:margin-left="0cm"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1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end" fo:margin-left="0cm"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1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end" fo:margin-left="0cm"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112" style:family="table-cell" style:parent-style-name="Default" style:data-style-name="N61">
      <style:table-cell-properties style:text-align-source="fix" style:repeat-content="false" fo:background-color="transparent" fo:border="0.74pt solid #000000" style:vertical-align="middle"/>
      <style:paragraph-properties fo:text-align="end" fo:margin-left="0cm"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113" style:family="table-cell" style:parent-style-name="Default" style:data-style-name="N61">
      <style:table-cell-properties style:text-align-source="fix" style:repeat-content="false" fo:background-color="transparent" fo:wrap-option="wrap" fo:border="0.74pt solid #000000" style:vertical-align="middle"/>
      <style:paragraph-properties fo:text-align="end" fo:margin-left="0cm"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1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end" fo:margin-left="0cm" style:writing-mode="page"/>
      <style:text-properties fo:font-style="normal" fo:font-weight="normal"/>
    </style:style>
    <style:style style:name="ce66" style:family="table-cell" style:parent-style-name="Default">
      <style:table-cell-properties fo:background-color="transparent" fo:border="none" style:vertical-align="middle"/>
      <style:paragraph-properties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6" style:family="table-cell" style:parent-style-name="Default">
      <style:table-cell-properties fo:background-color="transparent" fo:border="none" style:vertical-align="middle"/>
      <style:paragraph-properties style:writing-mode="page"/>
      <style:text-properties fo:font-style="normal" fo:font-weight="normal"/>
    </style:style>
    <style:style style:name="ce119" style:family="table-cell" style:parent-style-name="Default" style:data-style-name="N61">
      <style:table-cell-properties fo:background-color="transparent" fo:border="0.74pt solid #000000" style:vertical-align="middle"/>
      <style:paragraph-properties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cm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61" style:family="table-cell" style:parent-style-name="Default" style:data-style-name="N2">
      <style:table-cell-properties fo:background-color="transparent" fo:border="none" style:vertical-align="middl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32" style:family="table-cell" style:parent-style-name="Default" style:data-style-name="N2">
      <style:table-cell-properties fo:background-color="transparent" fo:border="none" style:vertical-align="middle"/>
      <style:paragraph-properties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52" style:family="table-cell" style:parent-style-name="Default" style:data-style-name="N2">
      <style:table-cell-properties fo:background-color="transparent" fo:border="none" style:vertical-align="middle"/>
      <style:paragraph-properties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115" style:family="table-cell" style:parent-style-name="Default" style:data-style-name="N61">
      <style:table-cell-properties style:text-align-source="fix" style:repeat-content="false" fo:background-color="transparent" fo:border="none" style:vertical-align="middle"/>
      <style:paragraph-properties fo:text-align="end" fo:margin-left="0cm"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116" style:family="table-cell" style:parent-style-name="Default" style:data-style-name="N61">
      <style:table-cell-properties style:text-align-source="fix" style:repeat-content="false" fo:background-color="transparent" fo:border="none" style:vertical-align="middle"/>
      <style:paragraph-properties fo:text-align="end" fo:margin-left="0cm"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1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cm" style:writing-mode="page"/>
      <style:text-properties fo:font-style="normal" fo:font-weight="normal"/>
    </style:style>
    <style:style style:name="ce1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style:writing-mode="page"/>
      <style:text-properties style:font-name="Liberation Sans1" fo:font-size="13pt" fo:font-style="normal" fo:font-weight="bold" style:font-name-asian="Liberation Sans1" style:font-size-asian="13pt" style:font-name-complex="Liberation Sans1" style:font-size-complex="13pt"/>
    </style:style>
    <style:style style:name="ce126" style:family="table-cell" style:parent-style-name="Default" style:data-style-name="N2">
      <style:table-cell-properties style:text-align-source="fix" style:repeat-content="false" fo:background-color="transparent" fo:border="0.74pt solid #000000" style:vertical-align="middle"/>
      <style:paragraph-properties fo:text-align="center"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75" style:family="table-cell" style:parent-style-name="Default" style:data-style-name="N61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fo:color="#000000" style:font-name="Arial" fo:font-size="13pt" fo:font-style="normal" fo:font-weight="bold" style:font-name-asian="Arial" style:font-size-asian="13pt" style:font-name-complex="Arial" style:font-size-complex="13pt"/>
    </style:style>
    <style:style style:name="ce38" style:family="table-cell" style:parent-style-name="Default" style:data-style-name="N61">
      <style:table-cell-properties fo:background-color="transparent" fo:border="none" style:vertical-align="middle"/>
      <style:paragraph-properties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72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14" style:family="table-cell" style:parent-style-name="Default" style:data-style-name="N2">
      <style:table-cell-properties fo:background-color="transparent" fo:border="none" style:vertical-align="middle"/>
      <style:paragraph-properties style:writing-mode="page"/>
      <style:text-properties fo:color="#000000" style:font-name="Arial" fo:font-size="13pt" fo:font-style="normal" fo:font-weight="bold" style:font-name-asian="Arial" style:font-size-asian="13pt" style:font-name-complex="Arial" style:font-size-complex="13pt"/>
    </style:style>
    <style:style style:name="ce9" style:family="table-cell" style:parent-style-name="Default" style:data-style-name="N61">
      <style:table-cell-properties fo:background-color="transparent" fo:border="none" style:vertical-align="middl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style:writing-mode="page"/>
      <style:text-properties style:font-name="Liberation Sans1" fo:font-size="10.5pt" fo:font-style="normal" fo:font-weight="bold" style:font-name-asian="Liberation Sans1" style:font-size-asian="10.5pt" style:font-name-complex="Liberation Sans1" style:font-size-complex="10.5pt"/>
    </style:style>
    <style:style style:name="ce33" style:family="table-cell" style:parent-style-name="Default" style:data-style-name="N2">
      <style:table-cell-properties style:text-align-source="fix" style:repeat-content="false" fo:background-color="transparent" fo:border="0.99pt solid #000000" style:vertical-align="middle"/>
      <style:paragraph-properties fo:text-align="center"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96" style:family="table-cell" style:parent-style-name="Default" style:data-style-name="N2">
      <style:table-cell-properties fo:background-color="transparent" fo:border="0.99pt solid #000000" style:vertical-align="middl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style:writing-mode="page"/>
      <style:text-properties fo:color="#000000" style:font-name="Arial" fo:font-size="10.5pt" fo:font-style="normal" fo:font-weight="bold" style:font-name-asian="Arial" style:font-size-asian="10.5pt" style:font-name-complex="Arial" style:font-size-complex="10.5pt"/>
    </style:style>
    <style:style style:name="ce10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17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T1" style:family="text">
      <style:text-properties fo:color="#000000" fo:font-size="12pt" fo:font-weight="bold" style:text-underline-style="none" style:text-underline-color="font-color" fo:font-style="normal"/>
    </style:style>
    <style:style style:name="T2" style:family="text">
      <style:text-properties fo:color="#000000" fo:font-size="13pt" fo:font-weight="bold" style:text-underline-style="none" style:text-underline-color="font-color" fo:font-style="normal"/>
    </style:style>
    <style:style style:name="T3" style:family="text">
      <style:text-properties fo:font-size="10pt" fo:font-weight="bold" style:text-underline-style="none" style:text-underline-color="font-color"/>
    </style:style>
    <style:style style:name="T4" style:family="text">
      <style:text-properties fo:color="#000000" fo:font-size="10pt" fo:font-weight="bold" style:text-underline-style="none" style:text-underline-color="font-color" fo:font-style="normal"/>
    </style:style>
  </office:automatic-styles>
  <office:body>
    <office:spreadsheet>
      <table:table table:name="Sheet1" table:style-name="ta1">
        <table:table-column table:style-name="co1" table:default-cell-style-name="ce16"/>
        <table:table-column table:style-name="co2" table:default-cell-style-name="ce84"/>
        <table:table-column table:style-name="co3" table:default-cell-style-name="ce93"/>
        <table:table-column table:style-name="co4" table:default-cell-style-name="ce93"/>
        <table:table-column table:style-name="co5" table:default-cell-style-name="Default"/>
        <table:table-column table:style-name="co6" table:default-cell-style-name="Default"/>
        <table:table-column table:style-name="co7" table:default-cell-style-name="ce118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ce77"/>
          <table:table-cell table:style-name="ce29" office:value-type="string" calcext:value-type="string" table:number-columns-spanned="3" table:number-rows-spanned="1">
            <text:p>Projektjournal – Web-Dev Horst</text:p>
          </table:table-cell>
          <table:covered-table-cell table:style-name="ce43"/>
          <table:covered-table-cell table:style-name="ce47"/>
          <table:table-cell table:style-name="ce47"/>
          <table:table-cell table:style-name="ce57"/>
          <table:table-cell table:style-name="ce69" office:value-type="string" calcext:value-type="string" table:number-columns-spanned="2" table:number-rows-spanned="1">
            <text:p>Stunden als Dezimalzahl</text:p>
          </table:table-cell>
          <table:covered-table-cell table:style-name="ce61"/>
          <table:table-cell table:number-columns-repeated="2"/>
          <table:table-cell table:style-name="ce61"/>
          <table:table-cell table:style-name="ce14"/>
          <table:table-cell table:style-name="ce69" office:value-type="string" calcext:value-type="string" table:number-columns-spanned="3" table:number-rows-spanned="1">
            <text:p>Stunden-Summen</text:p>
          </table:table-cell>
          <table:covered-table-cell table:number-columns-repeated="2" table:style-name="ce96"/>
          <table:table-cell table:style-name="ce106"/>
          <table:table-cell table:style-name="ce6" table:number-columns-repeated="5"/>
          <table:table-cell table:style-name="ce17" table:number-columns-repeated="20"/>
          <table:table-cell table:style-name="ce6" table:number-columns-repeated="982"/>
        </table:table-row>
        <table:table-row table:style-name="ro2">
          <table:table-cell table:style-name="ce4" office:value-type="string" calcext:value-type="string">
            <text:p>Sprint</text:p>
          </table:table-cell>
          <table:table-cell table:style-name="ce78" office:value-type="string" calcext:value-type="string">
            <text:p><text:span text:style-name="T1">Datum</text:span></text:p>
          </table:table-cell>
          <table:table-cell table:style-name="ce97" office:value-type="string" calcext:value-type="string">
            <text:p><text:span text:style-name="T2">Titel</text:span></text:p>
          </table:table-cell>
          <table:table-cell table:style-name="ce97" office:value-type="string" calcext:value-type="string">
            <text:p><text:span text:style-name="T2">Beschreibung</text:span></text:p>
          </table:table-cell>
          <table:table-cell table:style-name="ce108" office:value-type="string" calcext:value-type="string">
            <text:p><text:span text:style-name="T2">Wer</text:span></text:p>
          </table:table-cell>
          <table:table-cell table:style-name="ce97" office:value-type="string" calcext:value-type="string">
            <text:p><text:span text:style-name="T2">In Stunden</text:span></text:p>
          </table:table-cell>
          <table:table-cell table:style-name="ce61"/>
          <table:table-cell table:style-name="ce97" office:value-type="string" calcext:value-type="string">
            <text:p><text:span text:style-name="T2">Luca</text:span></text:p>
          </table:table-cell>
          <table:table-cell table:style-name="ce97" office:value-type="string" calcext:value-type="string">
            <text:p><text:span text:style-name="T2">Max</text:span></text:p>
          </table:table-cell>
          <table:table-cell table:number-columns-repeated="3"/>
          <table:table-cell table:style-name="ce9"/>
          <table:table-cell table:style-name="ce23" office:value-type="string" calcext:value-type="string">
            <text:p><text:span text:style-name="T3">Luca</text:span></text:p>
          </table:table-cell>
          <table:table-cell table:style-name="ce24" office:value-type="string" calcext:value-type="string">
            <text:p><text:span text:style-name="T4">Max</text:span></text:p>
          </table:table-cell>
          <table:table-cell table:style-name="ce24" office:value-type="string" calcext:value-type="string">
            <text:p><text:span text:style-name="T4">Gesamt</text:span></text:p>
          </table:table-cell>
          <table:table-cell/>
          <table:table-cell table:style-name="ce6" table:number-columns-repeated="5"/>
          <table:table-cell table:style-name="ce17" table:number-columns-repeated="20"/>
          <table:table-cell table:style-name="ce6" table:number-columns-repeated="982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79" office:value-type="date" office:date-value="2024-02-07" calcext:value-type="date">
            <text:p>07.02.24</text:p>
          </table:table-cell>
          <table:table-cell table:style-name="ce98"/>
          <table:table-cell table:style-name="ce44" office:value-type="string" calcext:value-type="string">
            <text:p>an dem Website Anfragen Header gearbeitet und eine vorläufige lösung mit dem serversystemen wie novelbin.me gelöst: Problem war die codierung bei anfragen mittels indentity encoding (Bearbeitet)</text:p>
          </table:table-cell>
          <table:table-cell table:style-name="ce109" office:value-type="string" calcext:value-type="string">
            <text:p>luca</text:p>
          </table:table-cell>
          <table:table-cell table:style-name="ce119" office:value-type="time" office:time-value="PT02H45M00S" calcext:value-type="time">
            <text:p>02:45:00</text:p>
          </table:table-cell>
          <table:table-cell table:style-name="ce61"/>
          <table:table-cell table:style-name="ce126" table:formula="of:=(IF(OR(ISNUMBER(SEARCH(&quot;Team&quot;; [.E3]));ISNUMBER(SEARCH(&quot;Luca&quot;; [.E3]))); [.F3]; 0)) * 24" office:value-type="float" office:value="2.75" calcext:value-type="float">
            <text:p>2,75</text:p>
          </table:table-cell>
          <table:table-cell table:style-name="ce126" table:formula="of:=(IF(OR(ISNUMBER(SEARCH(&quot;Team&quot;; [.E3]));ISNUMBER(SEARCH(&quot;Max&quot;; [.E3]))); [.F3]; 0)) * 24" office:value-type="float" office:value="0" calcext:value-type="float">
            <text:p>0,00</text:p>
          </table:table-cell>
          <table:table-cell table:number-columns-repeated="3"/>
          <table:table-cell table:style-name="ce32"/>
          <table:table-cell table:style-name="ce33" table:formula="of:=SUM([.H3:.H99])" office:value-type="float" office:value="34.25" calcext:value-type="float">
            <text:p>34,25</text:p>
          </table:table-cell>
          <table:table-cell table:style-name="ce33" table:formula="of:=SUM([.I3:.I155])" office:value-type="float" office:value="19.5" calcext:value-type="float">
            <text:p>19,50</text:p>
          </table:table-cell>
          <table:table-cell table:style-name="ce33" table:formula="of:=SUM([.F3:.F78])*24" office:value-type="float" office:value="34.25" calcext:value-type="float">
            <text:p>34,25</text:p>
          </table:table-cell>
          <table:table-cell/>
          <table:table-cell table:style-name="ce6" table:number-columns-repeated="5"/>
          <table:table-cell table:style-name="ce17" table:number-columns-repeated="20"/>
          <table:table-cell table:style-name="ce6" table:number-columns-repeated="982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79" office:value-type="date" office:date-value="2024-02-08" calcext:value-type="date">
            <text:p>08.02.24</text:p>
          </table:table-cell>
          <table:table-cell table:style-name="ce98"/>
          <table:table-cell table:style-name="ce44" office:value-type="string" calcext:value-type="string">
            <text:p>Neuer bug aufgetreten &amp; gefixt(immer noch die header und novelbin.me kategorie), dass die codierung nicht von bs4 automatisch erkannt wurde bugs vorerst notdürftig behoben</text:p>
          </table:table-cell>
          <table:table-cell table:style-name="ce109" office:value-type="string" calcext:value-type="string">
            <text:p>luca</text:p>
          </table:table-cell>
          <table:table-cell table:style-name="ce119" office:value-type="time" office:time-value="PT00H30M00S" calcext:value-type="time">
            <text:p>00:30:00</text:p>
          </table:table-cell>
          <table:table-cell table:style-name="ce32"/>
          <table:table-cell table:style-name="ce126" table:formula="of:=(IF(OR(ISNUMBER(SEARCH(&quot;Team&quot;; [.E4]));ISNUMBER(SEARCH(&quot;Luca&quot;; [.E4]))); [.F4]; 0)) * 24" office:value-type="float" office:value="0.5" calcext:value-type="float">
            <text:p>0,50</text:p>
          </table:table-cell>
          <table:table-cell table:style-name="ce126" table:formula="of:=(IF(OR(ISNUMBER(SEARCH(&quot;Team&quot;; [.E4]));ISNUMBER(SEARCH(&quot;Max&quot;; [.E4]))); [.F4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79" office:value-type="date" office:date-value="2024-02-09" calcext:value-type="date">
            <text:p>09.02.24</text:p>
          </table:table-cell>
          <table:table-cell table:style-name="ce98"/>
          <table:table-cell table:style-name="ce44" office:value-type="string" calcext:value-type="string">
            <text:p>max und ich im meeting muss und kann kriterien im pflichtenheft grob definiert. Pflichtenheft angefangen. deckblatt erstellt. </text:p>
          </table:table-cell>
          <table:table-cell table:style-name="ce109" office:value-type="string" calcext:value-type="string">
            <text:p>Team</text:p>
          </table:table-cell>
          <table:table-cell table:style-name="ce119" office:value-type="time" office:time-value="PT02H00M00S" calcext:value-type="time">
            <text:p>02:00:00</text:p>
          </table:table-cell>
          <table:table-cell table:style-name="ce32"/>
          <table:table-cell table:style-name="ce126" table:formula="of:=(IF(OR(ISNUMBER(SEARCH(&quot;Team&quot;; [.E5]));ISNUMBER(SEARCH(&quot;Luca&quot;; [.E5]))); [.F5]; 0)) * 24" office:value-type="float" office:value="2" calcext:value-type="float">
            <text:p>2,00</text:p>
          </table:table-cell>
          <table:table-cell table:style-name="ce126" table:formula="of:=(IF(OR(ISNUMBER(SEARCH(&quot;Team&quot;; [.E5]));ISNUMBER(SEARCH(&quot;Max&quot;; [.E5]))); [.F5]; 0)) * 24" office:value-type="float" office:value="2" calcext:value-type="float">
            <text:p>2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79" office:value-type="date" office:date-value="2024-02-13" calcext:value-type="date">
            <text:p>13.02.24</text:p>
          </table:table-cell>
          <table:table-cell table:style-name="ce98"/>
          <table:table-cell table:style-name="ce44" office:value-type="string" calcext:value-type="string">
            <text:p>meeting, planung, lastenheftüberarbeitung </text:p>
          </table:table-cell>
          <table:table-cell table:style-name="ce109" office:value-type="string" calcext:value-type="string">
            <text:p>Team</text:p>
          </table:table-cell>
          <table:table-cell table:style-name="ce119" office:value-type="time" office:time-value="PT01H30M00S" calcext:value-type="time">
            <text:p>01:30:00</text:p>
          </table:table-cell>
          <table:table-cell table:style-name="ce32"/>
          <table:table-cell table:style-name="ce126" table:formula="of:=(IF(OR(ISNUMBER(SEARCH(&quot;Team&quot;; [.E6]));ISNUMBER(SEARCH(&quot;Luca&quot;; [.E6]))); [.F6]; 0)) * 24" office:value-type="float" office:value="1.5" calcext:value-type="float">
            <text:p>1,50</text:p>
          </table:table-cell>
          <table:table-cell table:style-name="ce126" table:formula="of:=(IF(OR(ISNUMBER(SEARCH(&quot;Team&quot;; [.E6]));ISNUMBER(SEARCH(&quot;Max&quot;; [.E6]))); [.F6]; 0)) * 24" office:value-type="float" office:value="1.5" calcext:value-type="float">
            <text:p>1,5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79" office:value-type="date" office:date-value="2024-02-15" calcext:value-type="date">
            <text:p>15.02.24</text:p>
          </table:table-cell>
          <table:table-cell table:style-name="ce99"/>
          <table:table-cell table:style-name="ce44" office:value-type="string" calcext:value-type="string">
            <text:p>Docs der Bewertungskriterien angelegt diese geschrieben(unfertig) </text:p>
          </table:table-cell>
          <table:table-cell table:style-name="ce110" office:value-type="string" calcext:value-type="string">
            <text:p>luca</text:p>
          </table:table-cell>
          <table:table-cell table:style-name="ce119" office:value-type="time" office:time-value="PT00H30M00S" calcext:value-type="time">
            <text:p>00:30:00</text:p>
          </table:table-cell>
          <table:table-cell table:style-name="ce32"/>
          <table:table-cell table:style-name="ce126" table:formula="of:=(IF(OR(ISNUMBER(SEARCH(&quot;Team&quot;; [.E7]));ISNUMBER(SEARCH(&quot;Luca&quot;; [.E7]))); [.F7]; 0)) * 24" office:value-type="float" office:value="0.5" calcext:value-type="float">
            <text:p>0,50</text:p>
          </table:table-cell>
          <table:table-cell table:style-name="ce126" table:formula="of:=(IF(OR(ISNUMBER(SEARCH(&quot;Team&quot;; [.E7]));ISNUMBER(SEARCH(&quot;Max&quot;; [.E7]))); [.F7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80" office:value-type="date" office:date-value="2024-02-15" calcext:value-type="date">
            <text:p>15.02.24</text:p>
          </table:table-cell>
          <table:table-cell table:style-name="ce98"/>
          <table:table-cell table:style-name="ce44" office:value-type="string" calcext:value-type="string">
            <text:p>Pflichtenheft überarbeitet und daran weitergearbeitet. dafür anwendungsfalldiagramme erstellt. Musskriterien ergänzt. </text:p>
          </table:table-cell>
          <table:table-cell table:style-name="ce109" office:value-type="string" calcext:value-type="string">
            <text:p>luca</text:p>
          </table:table-cell>
          <table:table-cell table:style-name="ce119" office:value-type="time" office:time-value="PT03H30M00S" calcext:value-type="time">
            <text:p>03:30:00</text:p>
          </table:table-cell>
          <table:table-cell table:style-name="ce32"/>
          <table:table-cell table:style-name="ce126" table:formula="of:=(IF(OR(ISNUMBER(SEARCH(&quot;Team&quot;; [.E8]));ISNUMBER(SEARCH(&quot;Luca&quot;; [.E8]))); [.F8]; 0)) * 24" office:value-type="float" office:value="3.5" calcext:value-type="float">
            <text:p>3,50</text:p>
          </table:table-cell>
          <table:table-cell table:style-name="ce126" table:formula="of:=(IF(OR(ISNUMBER(SEARCH(&quot;Team&quot;; [.E8]));ISNUMBER(SEARCH(&quot;Max&quot;; [.E8]))); [.F8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/>
          <table:table-cell table:style-name="ce38"/>
          <table:table-cell table:style-name="ce17" table:number-columns-repeated="20"/>
          <table:table-cell table:style-name="ce6" table:number-columns-repeated="985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79" office:value-type="date" office:date-value="2024-02-15" calcext:value-type="date">
            <text:p>15.02.24</text:p>
          </table:table-cell>
          <table:table-cell table:style-name="ce98"/>
          <table:table-cell table:style-name="ce44" office:value-type="string" calcext:value-type="string">
            <text:p>Plichtenheft überarbeitet. Anwendungsfall diagramme teils fertiggestellt. meine erbegnisse max präsentiert und überprüft. und halt noch anwendungsschitstellen erläutert</text:p>
          </table:table-cell>
          <table:table-cell table:style-name="ce109" office:value-type="string" calcext:value-type="string">
            <text:p>Team</text:p>
          </table:table-cell>
          <table:table-cell table:style-name="ce119" office:value-type="time" office:time-value="PT02H00M00S" calcext:value-type="time">
            <text:p>02:00:00</text:p>
          </table:table-cell>
          <table:table-cell table:style-name="ce32"/>
          <table:table-cell table:style-name="ce126" table:formula="of:=(IF(OR(ISNUMBER(SEARCH(&quot;Team&quot;; [.E9]));ISNUMBER(SEARCH(&quot;Luca&quot;; [.E9]))); [.F9]; 0)) * 24" office:value-type="float" office:value="2" calcext:value-type="float">
            <text:p>2,00</text:p>
          </table:table-cell>
          <table:table-cell table:style-name="ce126" table:formula="of:=(IF(OR(ISNUMBER(SEARCH(&quot;Team&quot;; [.E9]));ISNUMBER(SEARCH(&quot;Max&quot;; [.E9]))); [.F9]; 0)) * 24" office:value-type="float" office:value="2" calcext:value-type="float">
            <text:p>2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79" office:value-type="date" office:date-value="2024-02-18" calcext:value-type="date">
            <text:p>18.02.24</text:p>
          </table:table-cell>
          <table:table-cell table:style-name="ce99"/>
          <table:table-cell table:style-name="ce44" office:value-type="string" calcext:value-type="string">
            <text:p>Pflichtenheft überarbeitet </text:p>
          </table:table-cell>
          <table:table-cell table:style-name="ce110" office:value-type="string" calcext:value-type="string">
            <text:p>luca</text:p>
          </table:table-cell>
          <table:table-cell table:style-name="ce119" office:value-type="time" office:time-value="PT02H30M00S" calcext:value-type="time">
            <text:p>02:30:00</text:p>
          </table:table-cell>
          <table:table-cell table:style-name="ce32"/>
          <table:table-cell table:style-name="ce126" table:formula="of:=(IF(OR(ISNUMBER(SEARCH(&quot;Team&quot;; [.E10]));ISNUMBER(SEARCH(&quot;Luca&quot;; [.E10]))); [.F10]; 0)) * 24" office:value-type="float" office:value="2.5" calcext:value-type="float">
            <text:p>2,50</text:p>
          </table:table-cell>
          <table:table-cell table:style-name="ce126" table:formula="of:=(IF(OR(ISNUMBER(SEARCH(&quot;Team&quot;; [.E10]));ISNUMBER(SEARCH(&quot;Max&quot;; [.E10]))); [.F10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9" office:value-type="date" office:date-value="2024-02-18" calcext:value-type="date">
            <text:p>18.02.24</text:p>
          </table:table-cell>
          <table:table-cell table:style-name="ce98"/>
          <table:table-cell table:style-name="ce44" office:value-type="string" calcext:value-type="string">
            <text:p>Max und Ich. Habe mit max python alle notwendigen requirements für meine app und alle vs code packs installiert. den autoformater konfiguriert und getest. </text:p>
          </table:table-cell>
          <table:table-cell table:style-name="ce109" office:value-type="string" calcext:value-type="string">
            <text:p>Team</text:p>
          </table:table-cell>
          <table:table-cell table:style-name="ce119" office:value-type="time" office:time-value="PT02H00M00S" calcext:value-type="time">
            <text:p>02:00:00</text:p>
          </table:table-cell>
          <table:table-cell table:style-name="ce32"/>
          <table:table-cell table:style-name="ce126" table:formula="of:=(IF(OR(ISNUMBER(SEARCH(&quot;Team&quot;; [.E11]));ISNUMBER(SEARCH(&quot;Luca&quot;; [.E11]))); [.F11]; 0)) * 24" office:value-type="float" office:value="2" calcext:value-type="float">
            <text:p>2,00</text:p>
          </table:table-cell>
          <table:table-cell table:style-name="ce126" table:formula="of:=(IF(OR(ISNUMBER(SEARCH(&quot;Team&quot;; [.E11]));ISNUMBER(SEARCH(&quot;Max&quot;; [.E11]))); [.F11]; 0)) * 24" office:value-type="float" office:value="2" calcext:value-type="float">
            <text:p>2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3">
          <table:table-cell table:style-name="ce5" office:value-type="float" office:value="0" calcext:value-type="float">
            <text:p>0</text:p>
          </table:table-cell>
          <table:table-cell table:style-name="ce80" office:value-type="date" office:date-value="2024-02-18" calcext:value-type="date">
            <text:p>18.02.24</text:p>
          </table:table-cell>
          <table:table-cell table:style-name="ce98"/>
          <table:table-cell table:style-name="ce44" office:value-type="string" calcext:value-type="string">
            <text:p>Luca: Plichtenheft &amp; Lastenheft übertragen nach Libreoffice. formatierung komplett neu Git repo commited mit den neuen docs. Scrum gelernt ca. 3:30 stunden nach ca. 20:30 Uhr und halt dazu mit max nen drawio übersicht angefangen Max: 17 seiten zu scrum gelesen. zwei videos gekuckt zu scrum. drawio mitgestaltet. 18:00 0:00 </text:p>
          </table:table-cell>
          <table:table-cell table:style-name="ce109" office:value-type="string" calcext:value-type="string">
            <text:p>Team</text:p>
          </table:table-cell>
          <table:table-cell table:style-name="ce119" office:value-type="time" office:time-value="PT06H00M00S" calcext:value-type="time">
            <text:p>06:00:00</text:p>
          </table:table-cell>
          <table:table-cell table:style-name="ce32"/>
          <table:table-cell table:style-name="ce126" table:formula="of:=(IF(OR(ISNUMBER(SEARCH(&quot;Team&quot;; [.E12]));ISNUMBER(SEARCH(&quot;Luca&quot;; [.E12]))); [.F12]; 0)) * 24" office:value-type="float" office:value="6" calcext:value-type="float">
            <text:p>6,00</text:p>
          </table:table-cell>
          <table:table-cell table:style-name="ce126" table:formula="of:=(IF(OR(ISNUMBER(SEARCH(&quot;Team&quot;; [.E12]));ISNUMBER(SEARCH(&quot;Max&quot;; [.E12]))); [.F12]; 0)) * 24" office:value-type="float" office:value="6" calcext:value-type="float">
            <text:p>6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80" office:value-type="date" office:date-value="2024-02-19" calcext:value-type="date">
            <text:p>19.02.24</text:p>
          </table:table-cell>
          <table:table-cell table:style-name="ce99"/>
          <table:table-cell table:style-name="ce44" office:value-type="string" calcext:value-type="string">
            <text:p>Scrum gelernt. Übersicht erstellt. sind nahe einer erstellung der bewertungskriterien </text:p>
          </table:table-cell>
          <table:table-cell table:style-name="ce110" office:value-type="string" calcext:value-type="string">
            <text:p>Team</text:p>
          </table:table-cell>
          <table:table-cell table:style-name="ce119" office:value-type="time" office:time-value="PT04H00M00S" calcext:value-type="time">
            <text:p>04:00:00</text:p>
          </table:table-cell>
          <table:table-cell table:style-name="ce32"/>
          <table:table-cell table:style-name="ce126" table:formula="of:=(IF(OR(ISNUMBER(SEARCH(&quot;Team&quot;; [.E13]));ISNUMBER(SEARCH(&quot;Luca&quot;; [.E13]))); [.F13]; 0)) * 24" office:value-type="float" office:value="4" calcext:value-type="float">
            <text:p>4,00</text:p>
          </table:table-cell>
          <table:table-cell table:style-name="ce126" table:formula="of:=(IF(OR(ISNUMBER(SEARCH(&quot;Team&quot;; [.E13]));ISNUMBER(SEARCH(&quot;Max&quot;; [.E13]))); [.F13]; 0)) * 24" office:value-type="float" office:value="4" calcext:value-type="float">
            <text:p>4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80" office:value-type="date" office:date-value="2024-02-20" calcext:value-type="date">
            <text:p>20.02.24</text:p>
          </table:table-cell>
          <table:table-cell table:style-name="ce98"/>
          <table:table-cell table:style-name="ce44" office:value-type="string" calcext:value-type="string">
            <text:p>Anforderungen zwei mal neu geschrieben. mit zwei (kow, roman) über die anforderungen gesprochen </text:p>
          </table:table-cell>
          <table:table-cell table:style-name="ce109" office:value-type="string" calcext:value-type="string">
            <text:p>luca</text:p>
          </table:table-cell>
          <table:table-cell table:style-name="ce119" office:value-type="time" office:time-value="PT05H00M00S" calcext:value-type="time">
            <text:p>05:00:00</text:p>
          </table:table-cell>
          <table:table-cell table:style-name="ce32"/>
          <table:table-cell table:style-name="ce126" table:formula="of:=(IF(OR(ISNUMBER(SEARCH(&quot;Team&quot;; [.E14]));ISNUMBER(SEARCH(&quot;Luca&quot;; [.E14]))); [.F14]; 0)) * 24" office:value-type="float" office:value="5" calcext:value-type="float">
            <text:p>5,00</text:p>
          </table:table-cell>
          <table:table-cell table:style-name="ce126" table:formula="of:=(IF(OR(ISNUMBER(SEARCH(&quot;Team&quot;; [.E14]));ISNUMBER(SEARCH(&quot;Max&quot;; [.E14]))); [.F14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79" office:value-type="date" office:date-value="2024-02-22" calcext:value-type="date">
            <text:p>22.02.24</text:p>
          </table:table-cell>
          <table:table-cell table:style-name="ce98"/>
          <table:table-cell table:style-name="ce45" office:value-type="string" calcext:value-type="string">
            <text:p>Wir haben die Vorlage für Github Management erstellt und den Produkt Backlog praktisch fertig.</text:p>
          </table:table-cell>
          <table:table-cell table:style-name="ce109" office:value-type="string" calcext:value-type="string">
            <text:p>Team</text:p>
          </table:table-cell>
          <table:table-cell table:style-name="ce119" office:value-type="time" office:time-value="PT02H00M00S" calcext:value-type="time">
            <text:p>02:00:00</text:p>
          </table:table-cell>
          <table:table-cell table:style-name="ce32"/>
          <table:table-cell table:style-name="ce126" table:formula="of:=(IF(OR(ISNUMBER(SEARCH(&quot;Team&quot;; [.E15]));ISNUMBER(SEARCH(&quot;Luca&quot;; [.E15]))); [.F15]; 0)) * 24" office:value-type="float" office:value="2" calcext:value-type="float">
            <text:p>2,00</text:p>
          </table:table-cell>
          <table:table-cell table:style-name="ce126" table:formula="of:=(IF(OR(ISNUMBER(SEARCH(&quot;Team&quot;; [.E15]));ISNUMBER(SEARCH(&quot;Max&quot;; [.E15]))); [.F15]; 0)) * 24" office:value-type="float" office:value="2" calcext:value-type="float">
            <text:p>2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79"/>
          <table:table-cell table:style-name="ce98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16]));ISNUMBER(SEARCH(&quot;Luca&quot;; [.E16]))); [.F16]; 0)) * 24" office:value-type="float" office:value="0" calcext:value-type="float">
            <text:p>0,00</text:p>
          </table:table-cell>
          <table:table-cell table:style-name="ce126" table:formula="of:=(IF(OR(ISNUMBER(SEARCH(&quot;Team&quot;; [.E16]));ISNUMBER(SEARCH(&quot;Max&quot;; [.E16]))); [.F16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79"/>
          <table:table-cell table:style-name="ce98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17]));ISNUMBER(SEARCH(&quot;Luca&quot;; [.E17]))); [.F17]; 0)) * 24" office:value-type="float" office:value="0" calcext:value-type="float">
            <text:p>0,00</text:p>
          </table:table-cell>
          <table:table-cell table:style-name="ce126" table:formula="of:=(IF(OR(ISNUMBER(SEARCH(&quot;Team&quot;; [.E17]));ISNUMBER(SEARCH(&quot;Max&quot;; [.E17]))); [.F17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80"/>
          <table:table-cell table:style-name="ce99"/>
          <table:table-cell table:style-name="ce98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18]));ISNUMBER(SEARCH(&quot;Luca&quot;; [.E18]))); [.F18]; 0)) * 24" office:value-type="float" office:value="0" calcext:value-type="float">
            <text:p>0,00</text:p>
          </table:table-cell>
          <table:table-cell table:style-name="ce126" table:formula="of:=(IF(OR(ISNUMBER(SEARCH(&quot;Team&quot;; [.E18]));ISNUMBER(SEARCH(&quot;Max&quot;; [.E18]))); [.F18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79"/>
          <table:table-cell table:style-name="ce98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19]));ISNUMBER(SEARCH(&quot;Luca&quot;; [.E19]))); [.F19]; 0)) * 24" office:value-type="float" office:value="0" calcext:value-type="float">
            <text:p>0,00</text:p>
          </table:table-cell>
          <table:table-cell table:style-name="ce126" table:formula="of:=(IF(OR(ISNUMBER(SEARCH(&quot;Team&quot;; [.E19]));ISNUMBER(SEARCH(&quot;Max&quot;; [.E19]))); [.F19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79"/>
          <table:table-cell table:style-name="ce98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20]));ISNUMBER(SEARCH(&quot;Luca&quot;; [.E20]))); [.F20]; 0)) * 24" office:value-type="float" office:value="0" calcext:value-type="float">
            <text:p>0,00</text:p>
          </table:table-cell>
          <table:table-cell table:style-name="ce126" table:formula="of:=(IF(OR(ISNUMBER(SEARCH(&quot;Team&quot;; [.E20]));ISNUMBER(SEARCH(&quot;Max&quot;; [.E20]))); [.F20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79"/>
          <table:table-cell table:style-name="ce98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21]));ISNUMBER(SEARCH(&quot;Luca&quot;; [.E21]))); [.F21]; 0)) * 24" office:value-type="float" office:value="0" calcext:value-type="float">
            <text:p>0,00</text:p>
          </table:table-cell>
          <table:table-cell table:style-name="ce126" table:formula="of:=(IF(OR(ISNUMBER(SEARCH(&quot;Team&quot;; [.E21]));ISNUMBER(SEARCH(&quot;Max&quot;; [.E21]))); [.F21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79"/>
          <table:table-cell table:style-name="ce98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22]));ISNUMBER(SEARCH(&quot;Luca&quot;; [.E22]))); [.F22]; 0)) * 24" office:value-type="float" office:value="0" calcext:value-type="float">
            <text:p>0,00</text:p>
          </table:table-cell>
          <table:table-cell table:style-name="ce126" table:formula="of:=(IF(OR(ISNUMBER(SEARCH(&quot;Team&quot;; [.E22]));ISNUMBER(SEARCH(&quot;Max&quot;; [.E22]))); [.F22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79"/>
          <table:table-cell table:style-name="ce98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23]));ISNUMBER(SEARCH(&quot;Luca&quot;; [.E23]))); [.F23]; 0)) * 24" office:value-type="float" office:value="0" calcext:value-type="float">
            <text:p>0,00</text:p>
          </table:table-cell>
          <table:table-cell table:style-name="ce126" table:formula="of:=(IF(OR(ISNUMBER(SEARCH(&quot;Team&quot;; [.E23]));ISNUMBER(SEARCH(&quot;Max&quot;; [.E23]))); [.F23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79"/>
          <table:table-cell table:style-name="ce98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24]));ISNUMBER(SEARCH(&quot;Luca&quot;; [.E24]))); [.F24]; 0)) * 24" office:value-type="float" office:value="0" calcext:value-type="float">
            <text:p>0,00</text:p>
          </table:table-cell>
          <table:table-cell table:style-name="ce126" table:formula="of:=(IF(OR(ISNUMBER(SEARCH(&quot;Team&quot;; [.E24]));ISNUMBER(SEARCH(&quot;Max&quot;; [.E24]))); [.F24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25]));ISNUMBER(SEARCH(&quot;Luca&quot;; [.E25]))); [.F25]; 0)) * 24" office:value-type="float" office:value="0" calcext:value-type="float">
            <text:p>0,00</text:p>
          </table:table-cell>
          <table:table-cell table:style-name="ce126" table:formula="of:=(IF(OR(ISNUMBER(SEARCH(&quot;Team&quot;; [.E25]));ISNUMBER(SEARCH(&quot;Max&quot;; [.E25]))); [.F25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79"/>
          <table:table-cell table:style-name="ce98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26]));ISNUMBER(SEARCH(&quot;Luca&quot;; [.E26]))); [.F26]; 0)) * 24" office:value-type="float" office:value="0" calcext:value-type="float">
            <text:p>0,00</text:p>
          </table:table-cell>
          <table:table-cell table:style-name="ce126" table:formula="of:=(IF(OR(ISNUMBER(SEARCH(&quot;Team&quot;; [.E26]));ISNUMBER(SEARCH(&quot;Max&quot;; [.E26]))); [.F26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79"/>
          <table:table-cell table:style-name="ce98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27]));ISNUMBER(SEARCH(&quot;Luca&quot;; [.E27]))); [.F27]; 0)) * 24" office:value-type="float" office:value="0" calcext:value-type="float">
            <text:p>0,00</text:p>
          </table:table-cell>
          <table:table-cell table:style-name="ce126" table:formula="of:=(IF(OR(ISNUMBER(SEARCH(&quot;Team&quot;; [.E27]));ISNUMBER(SEARCH(&quot;Max&quot;; [.E27]))); [.F27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79"/>
          <table:table-cell table:style-name="ce98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28]));ISNUMBER(SEARCH(&quot;Luca&quot;; [.E28]))); [.F28]; 0)) * 24" office:value-type="float" office:value="0" calcext:value-type="float">
            <text:p>0,00</text:p>
          </table:table-cell>
          <table:table-cell table:style-name="ce126" table:formula="of:=(IF(OR(ISNUMBER(SEARCH(&quot;Team&quot;; [.E28]));ISNUMBER(SEARCH(&quot;Max&quot;; [.E28]))); [.F28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79"/>
          <table:table-cell table:style-name="ce98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29]));ISNUMBER(SEARCH(&quot;Luca&quot;; [.E29]))); [.F29]; 0)) * 24" office:value-type="float" office:value="0" calcext:value-type="float">
            <text:p>0,00</text:p>
          </table:table-cell>
          <table:table-cell table:style-name="ce126" table:formula="of:=(IF(OR(ISNUMBER(SEARCH(&quot;Team&quot;; [.E29]));ISNUMBER(SEARCH(&quot;Max&quot;; [.E29]))); [.F29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30]));ISNUMBER(SEARCH(&quot;Luca&quot;; [.E30]))); [.F30]; 0)) * 24" office:value-type="float" office:value="0" calcext:value-type="float">
            <text:p>0,00</text:p>
          </table:table-cell>
          <table:table-cell table:style-name="ce126" table:formula="of:=(IF(OR(ISNUMBER(SEARCH(&quot;Team&quot;; [.E30]));ISNUMBER(SEARCH(&quot;Max&quot;; [.E30]))); [.F30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79"/>
          <table:table-cell table:style-name="ce98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31]));ISNUMBER(SEARCH(&quot;Luca&quot;; [.E31]))); [.F31]; 0)) * 24" office:value-type="float" office:value="0" calcext:value-type="float">
            <text:p>0,00</text:p>
          </table:table-cell>
          <table:table-cell table:style-name="ce126" table:formula="of:=(IF(OR(ISNUMBER(SEARCH(&quot;Team&quot;; [.E31]));ISNUMBER(SEARCH(&quot;Max&quot;; [.E31]))); [.F31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32]));ISNUMBER(SEARCH(&quot;Luca&quot;; [.E32]))); [.F32]; 0)) * 24" office:value-type="float" office:value="0" calcext:value-type="float">
            <text:p>0,00</text:p>
          </table:table-cell>
          <table:table-cell table:style-name="ce126" table:formula="of:=(IF(OR(ISNUMBER(SEARCH(&quot;Team&quot;; [.E32]));ISNUMBER(SEARCH(&quot;Max&quot;; [.E32]))); [.F32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33]));ISNUMBER(SEARCH(&quot;Luca&quot;; [.E33]))); [.F33]; 0)) * 24" office:value-type="float" office:value="0" calcext:value-type="float">
            <text:p>0,00</text:p>
          </table:table-cell>
          <table:table-cell table:style-name="ce126" table:formula="of:=(IF(OR(ISNUMBER(SEARCH(&quot;Team&quot;; [.E33]));ISNUMBER(SEARCH(&quot;Max&quot;; [.E33]))); [.F33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34]));ISNUMBER(SEARCH(&quot;Luca&quot;; [.E34]))); [.F34]; 0)) * 24" office:value-type="float" office:value="0" calcext:value-type="float">
            <text:p>0,00</text:p>
          </table:table-cell>
          <table:table-cell table:style-name="ce126" table:formula="of:=(IF(OR(ISNUMBER(SEARCH(&quot;Team&quot;; [.E34]));ISNUMBER(SEARCH(&quot;Max&quot;; [.E34]))); [.F34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100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35]));ISNUMBER(SEARCH(&quot;Luca&quot;; [.E35]))); [.F35]; 0)) * 24" office:value-type="float" office:value="0" calcext:value-type="float">
            <text:p>0,00</text:p>
          </table:table-cell>
          <table:table-cell table:style-name="ce126" table:formula="of:=(IF(OR(ISNUMBER(SEARCH(&quot;Team&quot;; [.E35]));ISNUMBER(SEARCH(&quot;Max&quot;; [.E35]))); [.F35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36]));ISNUMBER(SEARCH(&quot;Luca&quot;; [.E36]))); [.F36]; 0)) * 24" office:value-type="float" office:value="0" calcext:value-type="float">
            <text:p>0,00</text:p>
          </table:table-cell>
          <table:table-cell table:style-name="ce126" table:formula="of:=(IF(OR(ISNUMBER(SEARCH(&quot;Team&quot;; [.E36]));ISNUMBER(SEARCH(&quot;Max&quot;; [.E36]))); [.F36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4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37]));ISNUMBER(SEARCH(&quot;Luca&quot;; [.E37]))); [.F37]; 0)) * 24" office:value-type="float" office:value="0" calcext:value-type="float">
            <text:p>0,00</text:p>
          </table:table-cell>
          <table:table-cell table:style-name="ce126" table:formula="of:=(IF(OR(ISNUMBER(SEARCH(&quot;Team&quot;; [.E37]));ISNUMBER(SEARCH(&quot;Max&quot;; [.E37]))); [.F37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5">
          <table:table-cell table:style-name="Default"/>
          <table:table-cell table:style-name="ce80"/>
          <table:table-cell table:style-name="ce99"/>
          <table:table-cell table:style-name="ce98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38]));ISNUMBER(SEARCH(&quot;Luca&quot;; [.E38]))); [.F38]; 0)) * 24" office:value-type="float" office:value="0" calcext:value-type="float">
            <text:p>0,00</text:p>
          </table:table-cell>
          <table:table-cell table:style-name="ce126" table:formula="of:=(IF(OR(ISNUMBER(SEARCH(&quot;Team&quot;; [.E38]));ISNUMBER(SEARCH(&quot;Max&quot;; [.E38]))); [.F38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39]));ISNUMBER(SEARCH(&quot;Luca&quot;; [.E39]))); [.F39]; 0)) * 24" office:value-type="float" office:value="0" calcext:value-type="float">
            <text:p>0,00</text:p>
          </table:table-cell>
          <table:table-cell table:style-name="ce126" table:formula="of:=(IF(OR(ISNUMBER(SEARCH(&quot;Team&quot;; [.E39]));ISNUMBER(SEARCH(&quot;Max&quot;; [.E39]))); [.F39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40]));ISNUMBER(SEARCH(&quot;Luca&quot;; [.E40]))); [.F40]; 0)) * 24" office:value-type="float" office:value="0" calcext:value-type="float">
            <text:p>0,00</text:p>
          </table:table-cell>
          <table:table-cell table:style-name="ce126" table:formula="of:=(IF(OR(ISNUMBER(SEARCH(&quot;Team&quot;; [.E40]));ISNUMBER(SEARCH(&quot;Max&quot;; [.E40]))); [.F40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41]));ISNUMBER(SEARCH(&quot;Luca&quot;; [.E41]))); [.F41]; 0)) * 24" office:value-type="float" office:value="0" calcext:value-type="float">
            <text:p>0,00</text:p>
          </table:table-cell>
          <table:table-cell table:style-name="ce126" table:formula="of:=(IF(OR(ISNUMBER(SEARCH(&quot;Team&quot;; [.E41]));ISNUMBER(SEARCH(&quot;Max&quot;; [.E41]))); [.F41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42]));ISNUMBER(SEARCH(&quot;Luca&quot;; [.E42]))); [.F42]; 0)) * 24" office:value-type="float" office:value="0" calcext:value-type="float">
            <text:p>0,00</text:p>
          </table:table-cell>
          <table:table-cell table:style-name="ce126" table:formula="of:=(IF(OR(ISNUMBER(SEARCH(&quot;Team&quot;; [.E42]));ISNUMBER(SEARCH(&quot;Max&quot;; [.E42]))); [.F42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43]));ISNUMBER(SEARCH(&quot;Luca&quot;; [.E43]))); [.F43]; 0)) * 24" office:value-type="float" office:value="0" calcext:value-type="float">
            <text:p>0,00</text:p>
          </table:table-cell>
          <table:table-cell table:style-name="ce126" table:formula="of:=(IF(OR(ISNUMBER(SEARCH(&quot;Team&quot;; [.E43]));ISNUMBER(SEARCH(&quot;Max&quot;; [.E43]))); [.F43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44]));ISNUMBER(SEARCH(&quot;Luca&quot;; [.E44]))); [.F44]; 0)) * 24" office:value-type="float" office:value="0" calcext:value-type="float">
            <text:p>0,00</text:p>
          </table:table-cell>
          <table:table-cell table:style-name="ce126" table:formula="of:=(IF(OR(ISNUMBER(SEARCH(&quot;Team&quot;; [.E44]));ISNUMBER(SEARCH(&quot;Max&quot;; [.E44]))); [.F44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45]));ISNUMBER(SEARCH(&quot;Luca&quot;; [.E45]))); [.F45]; 0)) * 24" office:value-type="float" office:value="0" calcext:value-type="float">
            <text:p>0,00</text:p>
          </table:table-cell>
          <table:table-cell table:style-name="ce126" table:formula="of:=(IF(OR(ISNUMBER(SEARCH(&quot;Team&quot;; [.E45]));ISNUMBER(SEARCH(&quot;Max&quot;; [.E45]))); [.F45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1"/>
          <table:table-cell table:style-name="ce119"/>
          <table:table-cell table:style-name="ce32"/>
          <table:table-cell table:style-name="ce126" table:formula="of:=(IF(OR(ISNUMBER(SEARCH(&quot;Team&quot;; [.E46]));ISNUMBER(SEARCH(&quot;Luca&quot;; [.E46]))); [.F46]; 0)) * 24" office:value-type="float" office:value="0" calcext:value-type="float">
            <text:p>0,00</text:p>
          </table:table-cell>
          <table:table-cell table:style-name="ce126" table:formula="of:=(IF(OR(ISNUMBER(SEARCH(&quot;Team&quot;; [.E46]));ISNUMBER(SEARCH(&quot;Max&quot;; [.E46]))); [.F46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1"/>
          <table:table-cell table:style-name="ce119"/>
          <table:table-cell table:style-name="ce32"/>
          <table:table-cell table:style-name="ce126" table:formula="of:=(IF(OR(ISNUMBER(SEARCH(&quot;Team&quot;; [.E47]));ISNUMBER(SEARCH(&quot;Luca&quot;; [.E47]))); [.F47]; 0)) * 24" office:value-type="float" office:value="0" calcext:value-type="float">
            <text:p>0,00</text:p>
          </table:table-cell>
          <table:table-cell table:style-name="ce126" table:formula="of:=(IF(OR(ISNUMBER(SEARCH(&quot;Team&quot;; [.E47]));ISNUMBER(SEARCH(&quot;Max&quot;; [.E47]))); [.F47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1"/>
          <table:table-cell table:style-name="ce119"/>
          <table:table-cell table:style-name="ce32"/>
          <table:table-cell table:style-name="ce126" table:formula="of:=(IF(OR(ISNUMBER(SEARCH(&quot;Team&quot;; [.E48]));ISNUMBER(SEARCH(&quot;Luca&quot;; [.E48]))); [.F48]; 0)) * 24" office:value-type="float" office:value="0" calcext:value-type="float">
            <text:p>0,00</text:p>
          </table:table-cell>
          <table:table-cell table:style-name="ce126" table:formula="of:=(IF(OR(ISNUMBER(SEARCH(&quot;Team&quot;; [.E48]));ISNUMBER(SEARCH(&quot;Max&quot;; [.E48]))); [.F48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49]));ISNUMBER(SEARCH(&quot;Luca&quot;; [.E49]))); [.F49]; 0)) * 24" office:value-type="float" office:value="0" calcext:value-type="float">
            <text:p>0,00</text:p>
          </table:table-cell>
          <table:table-cell table:style-name="ce126" table:formula="of:=(IF(OR(ISNUMBER(SEARCH(&quot;Team&quot;; [.E49]));ISNUMBER(SEARCH(&quot;Max&quot;; [.E49]))); [.F49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50]));ISNUMBER(SEARCH(&quot;Luca&quot;; [.E50]))); [.F50]; 0)) * 24" office:value-type="float" office:value="0" calcext:value-type="float">
            <text:p>0,00</text:p>
          </table:table-cell>
          <table:table-cell table:style-name="ce126" table:formula="of:=(IF(OR(ISNUMBER(SEARCH(&quot;Team&quot;; [.E50]));ISNUMBER(SEARCH(&quot;Max&quot;; [.E50]))); [.F50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51]));ISNUMBER(SEARCH(&quot;Luca&quot;; [.E51]))); [.F51]; 0)) * 24" office:value-type="float" office:value="0" calcext:value-type="float">
            <text:p>0,00</text:p>
          </table:table-cell>
          <table:table-cell table:style-name="ce126" table:formula="of:=(IF(OR(ISNUMBER(SEARCH(&quot;Team&quot;; [.E51]));ISNUMBER(SEARCH(&quot;Max&quot;; [.E51]))); [.F51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52]));ISNUMBER(SEARCH(&quot;Luca&quot;; [.E52]))); [.F52]; 0)) * 24" office:value-type="float" office:value="0" calcext:value-type="float">
            <text:p>0,00</text:p>
          </table:table-cell>
          <table:table-cell table:style-name="ce126" table:formula="of:=(IF(OR(ISNUMBER(SEARCH(&quot;Team&quot;; [.E52]));ISNUMBER(SEARCH(&quot;Max&quot;; [.E52]))); [.F52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6">
          <table:table-cell table:style-name="Default"/>
          <table:table-cell table:style-name="ce81"/>
          <table:table-cell table:style-name="ce102"/>
          <table:table-cell table:style-name="ce101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53]));ISNUMBER(SEARCH(&quot;Luca&quot;; [.E53]))); [.F53]; 0)) * 24" office:value-type="float" office:value="0" calcext:value-type="float">
            <text:p>0,00</text:p>
          </table:table-cell>
          <table:table-cell table:style-name="ce126" table:formula="of:=(IF(OR(ISNUMBER(SEARCH(&quot;Team&quot;; [.E53]));ISNUMBER(SEARCH(&quot;Max&quot;; [.E53]))); [.F53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54]));ISNUMBER(SEARCH(&quot;Luca&quot;; [.E54]))); [.F54]; 0)) * 24" office:value-type="float" office:value="0" calcext:value-type="float">
            <text:p>0,00</text:p>
          </table:table-cell>
          <table:table-cell table:style-name="ce126" table:formula="of:=(IF(OR(ISNUMBER(SEARCH(&quot;Team&quot;; [.E54]));ISNUMBER(SEARCH(&quot;Max&quot;; [.E54]))); [.F54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55]));ISNUMBER(SEARCH(&quot;Luca&quot;; [.E55]))); [.F55]; 0)) * 24" office:value-type="float" office:value="0" calcext:value-type="float">
            <text:p>0,00</text:p>
          </table:table-cell>
          <table:table-cell table:style-name="ce126" table:formula="of:=(IF(OR(ISNUMBER(SEARCH(&quot;Team&quot;; [.E55]));ISNUMBER(SEARCH(&quot;Max&quot;; [.E55]))); [.F55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56]));ISNUMBER(SEARCH(&quot;Luca&quot;; [.E56]))); [.F56]; 0)) * 24" office:value-type="float" office:value="0" calcext:value-type="float">
            <text:p>0,00</text:p>
          </table:table-cell>
          <table:table-cell table:style-name="ce126" table:formula="of:=(IF(OR(ISNUMBER(SEARCH(&quot;Team&quot;; [.E56]));ISNUMBER(SEARCH(&quot;Max&quot;; [.E56]))); [.F56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57]));ISNUMBER(SEARCH(&quot;Luca&quot;; [.E57]))); [.F57]; 0)) * 24" office:value-type="float" office:value="0" calcext:value-type="float">
            <text:p>0,00</text:p>
          </table:table-cell>
          <table:table-cell table:style-name="ce126" table:formula="of:=(IF(OR(ISNUMBER(SEARCH(&quot;Team&quot;; [.E57]));ISNUMBER(SEARCH(&quot;Max&quot;; [.E57]))); [.F57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58]));ISNUMBER(SEARCH(&quot;Luca&quot;; [.E58]))); [.F58]; 0)) * 24" office:value-type="float" office:value="0" calcext:value-type="float">
            <text:p>0,00</text:p>
          </table:table-cell>
          <table:table-cell table:style-name="ce126" table:formula="of:=(IF(OR(ISNUMBER(SEARCH(&quot;Team&quot;; [.E58]));ISNUMBER(SEARCH(&quot;Max&quot;; [.E58]))); [.F58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59]));ISNUMBER(SEARCH(&quot;Luca&quot;; [.E59]))); [.F59]; 0)) * 24" office:value-type="float" office:value="0" calcext:value-type="float">
            <text:p>0,00</text:p>
          </table:table-cell>
          <table:table-cell table:style-name="ce126" table:formula="of:=(IF(OR(ISNUMBER(SEARCH(&quot;Team&quot;; [.E59]));ISNUMBER(SEARCH(&quot;Max&quot;; [.E59]))); [.F59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60]));ISNUMBER(SEARCH(&quot;Luca&quot;; [.E60]))); [.F60]; 0)) * 24" office:value-type="float" office:value="0" calcext:value-type="float">
            <text:p>0,00</text:p>
          </table:table-cell>
          <table:table-cell table:style-name="ce126" table:formula="of:=(IF(OR(ISNUMBER(SEARCH(&quot;Team&quot;; [.E60]));ISNUMBER(SEARCH(&quot;Max&quot;; [.E60]))); [.F60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61]));ISNUMBER(SEARCH(&quot;Luca&quot;; [.E61]))); [.F61]; 0)) * 24" office:value-type="float" office:value="0" calcext:value-type="float">
            <text:p>0,00</text:p>
          </table:table-cell>
          <table:table-cell table:style-name="ce126" table:formula="of:=(IF(OR(ISNUMBER(SEARCH(&quot;Team&quot;; [.E61]));ISNUMBER(SEARCH(&quot;Max&quot;; [.E61]))); [.F61]; 0)) * 24" office:value-type="float" office:value="0" calcext:value-type="float">
            <text:p>0,00</text:p>
          </table:table-cell>
          <table:table-cell table:number-columns-repeated="3"/>
          <table:table-cell table:style-name="ce32"/>
          <table:table-cell table:style-name="ce52"/>
          <table:table-cell table:style-name="ce32" table:number-columns-repeated="2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62]));ISNUMBER(SEARCH(&quot;Luca&quot;; [.E62]))); [.F62]; 0)) * 24" office:value-type="float" office:value="0" calcext:value-type="float">
            <text:p>0,00</text:p>
          </table:table-cell>
          <table:table-cell table:style-name="ce126" table:formula="of:=(IF(OR(ISNUMBER(SEARCH(&quot;Team&quot;; [.E62]));ISNUMBER(SEARCH(&quot;Max&quot;; [.E62]))); [.F62]; 0)) * 24" office:value-type="float" office:value="0" calcext:value-type="float">
            <text:p>0,00</text:p>
          </table:table-cell>
          <table:table-cell table:number-columns-repeated="3"/>
          <table:table-cell table:style-name="ce32"/>
          <table:table-cell table:style-name="ce52"/>
          <table:table-cell table:style-name="ce32" table:number-columns-repeated="2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2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63]));ISNUMBER(SEARCH(&quot;Luca&quot;; [.E63]))); [.F63]; 0)) * 24" office:value-type="float" office:value="0" calcext:value-type="float">
            <text:p>0,00</text:p>
          </table:table-cell>
          <table:table-cell table:style-name="ce126" table:formula="of:=(IF(OR(ISNUMBER(SEARCH(&quot;Team&quot;; [.E63]));ISNUMBER(SEARCH(&quot;Max&quot;; [.E63]))); [.F63]; 0)) * 24" office:value-type="float" office:value="0" calcext:value-type="float">
            <text:p>0,00</text:p>
          </table:table-cell>
          <table:table-cell table:number-columns-repeated="3"/>
          <table:table-cell table:style-name="ce32"/>
          <table:table-cell table:style-name="ce52"/>
          <table:table-cell table:style-name="ce32" table:number-columns-repeated="2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2"/>
          <table:table-cell table:style-name="ce101"/>
          <table:table-cell table:style-name="ce10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64]));ISNUMBER(SEARCH(&quot;Luca&quot;; [.E64]))); [.F64]; 0)) * 24" office:value-type="float" office:value="0" calcext:value-type="float">
            <text:p>0,00</text:p>
          </table:table-cell>
          <table:table-cell table:style-name="ce126" table:formula="of:=(IF(OR(ISNUMBER(SEARCH(&quot;Team&quot;; [.E64]));ISNUMBER(SEARCH(&quot;Max&quot;; [.E64]))); [.F64]; 0)) * 24" office:value-type="float" office:value="0" calcext:value-type="float">
            <text:p>0,00</text:p>
          </table:table-cell>
          <table:table-cell table:number-columns-repeated="3"/>
          <table:table-cell table:style-name="ce32"/>
          <table:table-cell table:style-name="ce6" table:number-columns-repeated="3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2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65]));ISNUMBER(SEARCH(&quot;Luca&quot;; [.E65]))); [.F65]; 0)) * 24" office:value-type="float" office:value="0" calcext:value-type="float">
            <text:p>0,00</text:p>
          </table:table-cell>
          <table:table-cell table:style-name="ce126" table:formula="of:=(IF(OR(ISNUMBER(SEARCH(&quot;Team&quot;; [.E65]));ISNUMBER(SEARCH(&quot;Max&quot;; [.E65]))); [.F65]; 0)) * 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2">
          <table:table-cell table:style-name="Default"/>
          <table:table-cell table:style-name="ce82"/>
          <table:table-cell table:style-name="ce102"/>
          <table:table-cell table:style-name="ce101"/>
          <table:table-cell table:style-name="ce113"/>
          <table:table-cell table:style-name="ce119"/>
          <table:table-cell table:style-name="ce52"/>
          <table:table-cell table:style-name="ce126" table:formula="of:=(IF(OR(ISNUMBER(SEARCH(&quot;Team&quot;; [.E66]));ISNUMBER(SEARCH(&quot;Luca&quot;; [.E66]))); [.F66]; 0)) * 24" office:value-type="float" office:value="0" calcext:value-type="float">
            <text:p>0,00</text:p>
          </table:table-cell>
          <table:table-cell table:style-name="ce126" table:formula="of:=(IF(OR(ISNUMBER(SEARCH(&quot;Team&quot;; [.E66]));ISNUMBER(SEARCH(&quot;Max&quot;; [.E66]))); [.F66]; 0)) * 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7">
          <table:table-cell table:style-name="Default"/>
          <table:table-cell table:style-name="ce82"/>
          <table:table-cell table:style-name="ce102"/>
          <table:table-cell table:style-name="ce101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 [.E67]));ISNUMBER(SEARCH(&quot;Luca&quot;; [.E67]))); [.F67]; 0)) * 24" office:value-type="float" office:value="0" calcext:value-type="float">
            <text:p>0,00</text:p>
          </table:table-cell>
          <table:table-cell table:style-name="ce126" table:formula="of:=(IF(OR(ISNUMBER(SEARCH(&quot;Team&quot;; [.E67]));ISNUMBER(SEARCH(&quot;Max&quot;; [.E67]))); [.F67]; 0)) * 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2">
          <table:table-cell table:style-name="Default"/>
          <table:table-cell table:style-name="ce82"/>
          <table:table-cell table:style-name="ce102"/>
          <table:table-cell table:style-name="ce101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[.E68]));ISNUMBER(SEARCH(&quot;Luca&quot;;[.E68])));[.F68];0))*24" office:value-type="float" office:value="0" calcext:value-type="float">
            <text:p>0,00</text:p>
          </table:table-cell>
          <table:table-cell table:style-name="ce126" table:formula="of:=(IF(OR(ISNUMBER(SEARCH(&quot;Team&quot;;[.E68]));ISNUMBER(SEARCH(&quot;Max&quot;;[.E68])));[.F68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2">
          <table:table-cell table:style-name="Default"/>
          <table:table-cell table:style-name="ce82"/>
          <table:table-cell table:style-name="ce102"/>
          <table:table-cell table:style-name="ce101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[.E69]));ISNUMBER(SEARCH(&quot;Luca&quot;;[.E69])));[.F69];0))*24" office:value-type="float" office:value="0" calcext:value-type="float">
            <text:p>0,00</text:p>
          </table:table-cell>
          <table:table-cell table:style-name="ce126" table:formula="of:=(IF(OR(ISNUMBER(SEARCH(&quot;Team&quot;;[.E69]));ISNUMBER(SEARCH(&quot;Max&quot;;[.E69])));[.F69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2">
          <table:table-cell table:style-name="Default"/>
          <table:table-cell table:style-name="ce82"/>
          <table:table-cell table:style-name="ce101" table:number-columns-repeated="2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[.E70]));ISNUMBER(SEARCH(&quot;Luca&quot;;[.E70])));[.F70];0))*24" office:value-type="float" office:value="0" calcext:value-type="float">
            <text:p>0,00</text:p>
          </table:table-cell>
          <table:table-cell table:style-name="ce126" table:formula="of:=(IF(OR(ISNUMBER(SEARCH(&quot;Team&quot;;[.E70]));ISNUMBER(SEARCH(&quot;Max&quot;;[.E70])));[.F70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8">
          <table:table-cell table:style-name="Default"/>
          <table:table-cell table:style-name="ce82"/>
          <table:table-cell table:style-name="ce101" table:number-columns-repeated="2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[.E71]));ISNUMBER(SEARCH(&quot;Luca&quot;;[.E71])));[.F71];0))*24" office:value-type="float" office:value="0" calcext:value-type="float">
            <text:p>0,00</text:p>
          </table:table-cell>
          <table:table-cell table:style-name="ce126" table:formula="of:=(IF(OR(ISNUMBER(SEARCH(&quot;Team&quot;;[.E71]));ISNUMBER(SEARCH(&quot;Max&quot;;[.E71])));[.F71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9">
          <table:table-cell table:style-name="Default"/>
          <table:table-cell table:style-name="ce82"/>
          <table:table-cell table:style-name="ce102"/>
          <table:table-cell table:style-name="ce101"/>
          <table:table-cell table:style-name="ce112"/>
          <table:table-cell table:style-name="ce119"/>
          <table:table-cell table:style-name="ce6"/>
          <table:table-cell table:style-name="ce126" table:formula="of:=(IF(OR(ISNUMBER(SEARCH(&quot;Team&quot;;[.E72]));ISNUMBER(SEARCH(&quot;Luca&quot;;[.E72])));[.F72];0))*24" office:value-type="float" office:value="0" calcext:value-type="float">
            <text:p>0,00</text:p>
          </table:table-cell>
          <table:table-cell table:style-name="ce126" table:formula="of:=(IF(OR(ISNUMBER(SEARCH(&quot;Team&quot;;[.E72]));ISNUMBER(SEARCH(&quot;Max&quot;;[.E72])));[.F72];0))*24" office:value-type="float" office:value="0" calcext:value-type="float">
            <text:p>0,00</text:p>
          </table:table-cell>
          <table:table-cell table:number-columns-repeated="3"/>
          <table:table-cell table:style-name="ce6" table:number-columns-repeated="1012"/>
        </table:table-row>
        <table:table-row table:style-name="ro10">
          <table:table-cell table:style-name="Default"/>
          <table:table-cell table:style-name="ce82"/>
          <table:table-cell table:style-name="ce103" table:number-columns-repeated="2"/>
          <table:table-cell table:style-name="ce114"/>
          <table:table-cell table:style-name="ce119"/>
          <table:table-cell table:style-name="ce52"/>
          <table:table-cell table:style-name="ce126" table:formula="of:=(IF(OR(ISNUMBER(SEARCH(&quot;Team&quot;;[.E73]));ISNUMBER(SEARCH(&quot;Luca&quot;;[.E73])));[.F73];0))*24" office:value-type="float" office:value="0" calcext:value-type="float">
            <text:p>0,00</text:p>
          </table:table-cell>
          <table:table-cell table:style-name="ce126" table:formula="of:=(IF(OR(ISNUMBER(SEARCH(&quot;Team&quot;;[.E73]));ISNUMBER(SEARCH(&quot;Max&quot;;[.E73])));[.F73];0))*24" office:value-type="float" office:value="0" calcext:value-type="float">
            <text:p>0,00</text:p>
          </table:table-cell>
          <table:table-cell table:number-columns-repeated="3"/>
          <table:table-cell table:style-name="ce6" table:number-columns-repeated="1012"/>
        </table:table-row>
        <table:table-row table:style-name="ro11">
          <table:table-cell table:style-name="Default"/>
          <table:table-cell table:style-name="ce82"/>
          <table:table-cell table:style-name="ce102"/>
          <table:table-cell table:style-name="ce101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[.E74]));ISNUMBER(SEARCH(&quot;Luca&quot;;[.E74])));[.F74];0))*24" office:value-type="float" office:value="0" calcext:value-type="float">
            <text:p>0,00</text:p>
          </table:table-cell>
          <table:table-cell table:style-name="ce126" table:formula="of:=(IF(OR(ISNUMBER(SEARCH(&quot;Team&quot;;[.E74]));ISNUMBER(SEARCH(&quot;Max&quot;;[.E74])));[.F74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12">
          <table:table-cell table:style-name="Default"/>
          <table:table-cell table:style-name="ce82"/>
          <table:table-cell table:style-name="ce102"/>
          <table:table-cell table:style-name="ce101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[.E75]));ISNUMBER(SEARCH(&quot;Luca&quot;;[.E75])));[.F75];0))*24" office:value-type="float" office:value="0" calcext:value-type="float">
            <text:p>0,00</text:p>
          </table:table-cell>
          <table:table-cell table:style-name="ce126" table:formula="of:=(IF(OR(ISNUMBER(SEARCH(&quot;Team&quot;;[.E75]));ISNUMBER(SEARCH(&quot;Max&quot;;[.E75])));[.F75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2">
          <table:table-cell table:style-name="Default"/>
          <table:table-cell table:style-name="ce82"/>
          <table:table-cell table:style-name="ce102"/>
          <table:table-cell table:style-name="ce101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[.E76]));ISNUMBER(SEARCH(&quot;Luca&quot;;[.E76])));[.F76];0))*24" office:value-type="float" office:value="0" calcext:value-type="float">
            <text:p>0,00</text:p>
          </table:table-cell>
          <table:table-cell table:style-name="ce126" table:formula="of:=(IF(OR(ISNUMBER(SEARCH(&quot;Team&quot;;[.E76]));ISNUMBER(SEARCH(&quot;Max&quot;;[.E76])));[.F76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13">
          <table:table-cell table:style-name="Default"/>
          <table:table-cell table:style-name="ce82"/>
          <table:table-cell table:style-name="ce104"/>
          <table:table-cell table:style-name="ce103"/>
          <table:table-cell table:style-name="ce114"/>
          <table:table-cell table:style-name="ce119"/>
          <table:table-cell table:style-name="ce6"/>
          <table:table-cell table:style-name="ce126" table:formula="of:=(IF(OR(ISNUMBER(SEARCH(&quot;Team&quot;;[.E77]));ISNUMBER(SEARCH(&quot;Luca&quot;;[.E77])));[.F77];0))*24" office:value-type="float" office:value="0" calcext:value-type="float">
            <text:p>0,00</text:p>
          </table:table-cell>
          <table:table-cell table:style-name="ce126" table:formula="of:=(IF(OR(ISNUMBER(SEARCH(&quot;Team&quot;;[.E77]));ISNUMBER(SEARCH(&quot;Max&quot;;[.E77])));[.F77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2">
          <table:table-cell table:style-name="Default"/>
          <table:table-cell table:style-name="ce82"/>
          <table:table-cell table:style-name="ce101" table:number-columns-repeated="2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[.E78]));ISNUMBER(SEARCH(&quot;Luca&quot;;[.E78])));[.F78];0))*24" office:value-type="float" office:value="0" calcext:value-type="float">
            <text:p>0,00</text:p>
          </table:table-cell>
          <table:table-cell table:style-name="ce126" table:formula="of:=(IF(OR(ISNUMBER(SEARCH(&quot;Team&quot;;[.E78]));ISNUMBER(SEARCH(&quot;Max&quot;;[.E78])));[.F78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2">
          <table:table-cell table:style-name="Default"/>
          <table:table-cell table:style-name="ce82"/>
          <table:table-cell table:style-name="ce101" table:number-columns-repeated="2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[.E79]));ISNUMBER(SEARCH(&quot;Luca&quot;;[.E79])));[.F79];0))*24" office:value-type="float" office:value="0" calcext:value-type="float">
            <text:p>0,00</text:p>
          </table:table-cell>
          <table:table-cell table:style-name="ce126" table:formula="of:=(IF(OR(ISNUMBER(SEARCH(&quot;Team&quot;;[.E79]));ISNUMBER(SEARCH(&quot;Max&quot;;[.E79])));[.F79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14">
          <table:table-cell table:style-name="Default"/>
          <table:table-cell table:style-name="ce82"/>
          <table:table-cell table:style-name="ce101"/>
          <table:table-cell table:style-name="ce102"/>
          <table:table-cell table:style-name="ce113"/>
          <table:table-cell table:style-name="ce119"/>
          <table:table-cell table:style-name="ce52"/>
          <table:table-cell table:style-name="ce126" table:formula="of:=(IF(OR(ISNUMBER(SEARCH(&quot;Team&quot;;[.E80]));ISNUMBER(SEARCH(&quot;Luca&quot;;[.E80])));[.F80];0))*24" office:value-type="float" office:value="0" calcext:value-type="float">
            <text:p>0,00</text:p>
          </table:table-cell>
          <table:table-cell table:style-name="ce126" table:formula="of:=(IF(OR(ISNUMBER(SEARCH(&quot;Team&quot;;[.E80]));ISNUMBER(SEARCH(&quot;Max&quot;;[.E80])));[.F80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2">
          <table:table-cell table:style-name="Default"/>
          <table:table-cell table:style-name="ce82"/>
          <table:table-cell table:style-name="ce102"/>
          <table:table-cell table:style-name="ce101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[.E81]));ISNUMBER(SEARCH(&quot;Luca&quot;;[.E81])));[.F81];0))*24" office:value-type="float" office:value="0" calcext:value-type="float">
            <text:p>0,00</text:p>
          </table:table-cell>
          <table:table-cell table:style-name="ce126" table:formula="of:=(IF(OR(ISNUMBER(SEARCH(&quot;Team&quot;;[.E81]));ISNUMBER(SEARCH(&quot;Max&quot;;[.E81])));[.F81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15">
          <table:table-cell table:style-name="Default"/>
          <table:table-cell table:style-name="ce82"/>
          <table:table-cell table:style-name="ce102"/>
          <table:table-cell table:style-name="ce101"/>
          <table:table-cell table:style-name="ce113"/>
          <table:table-cell table:style-name="ce119"/>
          <table:table-cell table:style-name="ce52"/>
          <table:table-cell table:style-name="ce126" table:formula="of:=(IF(OR(ISNUMBER(SEARCH(&quot;Team&quot;;[.E82]));ISNUMBER(SEARCH(&quot;Luca&quot;;[.E82])));[.F82];0))*24" office:value-type="float" office:value="0" calcext:value-type="float">
            <text:p>0,00</text:p>
          </table:table-cell>
          <table:table-cell table:style-name="ce126" table:formula="of:=(IF(OR(ISNUMBER(SEARCH(&quot;Team&quot;;[.E82]));ISNUMBER(SEARCH(&quot;Max&quot;;[.E82])));[.F82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2" table:number-rows-repeated="23">
          <table:table-cell table:style-name="Default"/>
          <table:table-cell table:style-name="ce83"/>
          <table:table-cell table:style-name="ce92"/>
          <table:table-cell table:style-name="ce95"/>
          <table:table-cell table:style-name="ce66" table:number-columns-repeated="2"/>
          <table:table-cell table:style-name="ce115"/>
          <table:table-cell table:style-name="ce75"/>
          <table:table-cell table:style-name="ce52"/>
          <table:table-cell table:style-name="ce6" table:number-columns-repeated="2"/>
          <table:table-cell table:style-name="ce72"/>
          <table:table-cell table:style-name="ce52"/>
          <table:table-cell table:style-name="ce6" table:number-columns-repeated="1011"/>
        </table:table-row>
        <table:table-row table:style-name="ro2" table:number-rows-repeated="21">
          <table:table-cell table:style-name="Default"/>
          <table:table-cell table:style-name="ce83"/>
          <table:table-cell table:style-name="ce92"/>
          <table:table-cell table:style-name="ce95"/>
          <table:table-cell table:style-name="ce66" table:number-columns-repeated="2"/>
          <table:table-cell table:style-name="ce115"/>
          <table:table-cell table:style-name="ce38"/>
          <table:table-cell table:style-name="ce52"/>
          <table:table-cell table:style-name="ce6" table:number-columns-repeated="2"/>
          <table:table-cell table:style-name="ce72"/>
          <table:table-cell table:style-name="ce52"/>
          <table:table-cell table:style-name="ce6" table:number-columns-repeated="1011"/>
        </table:table-row>
        <table:table-row table:style-name="ro2" table:number-rows-repeated="2">
          <table:table-cell table:style-name="Default"/>
          <table:table-cell table:style-name="ce83"/>
          <table:table-cell table:style-name="ce92"/>
          <table:table-cell table:style-name="ce95"/>
          <table:table-cell table:style-name="ce66" table:number-columns-repeated="2"/>
          <table:table-cell table:style-name="ce115"/>
          <table:table-cell table:style-name="ce6"/>
          <table:table-cell table:style-name="ce52"/>
          <table:table-cell table:style-name="ce6" table:number-columns-repeated="2"/>
          <table:table-cell table:style-name="ce72"/>
          <table:table-cell table:style-name="ce52"/>
          <table:table-cell table:style-name="ce6" table:number-columns-repeated="1011"/>
        </table:table-row>
        <table:table-row table:style-name="ro2" table:number-rows-repeated="2">
          <table:table-cell table:style-name="Default"/>
          <table:table-cell table:style-name="ce83"/>
          <table:table-cell table:style-name="ce92"/>
          <table:table-cell table:style-name="ce95"/>
          <table:table-cell table:style-name="ce66" table:number-columns-repeated="2"/>
          <table:table-cell table:style-name="ce115"/>
          <table:table-cell table:style-name="ce6"/>
          <table:table-cell table:style-name="ce52"/>
          <table:table-cell table:style-name="ce6" table:number-columns-repeated="3"/>
          <table:table-cell table:style-name="ce52"/>
          <table:table-cell table:style-name="ce6" table:number-columns-repeated="1011"/>
        </table:table-row>
        <table:table-row table:style-name="ro2" table:number-rows-repeated="57">
          <table:table-cell table:style-name="Default"/>
          <table:table-cell table:style-name="ce83"/>
          <table:table-cell table:style-name="ce92" table:number-columns-repeated="2"/>
          <table:table-cell table:style-name="ce6" table:number-columns-repeated="2"/>
          <table:table-cell table:style-name="ce116"/>
          <table:table-cell table:style-name="ce6" table:number-columns-repeated="1017"/>
        </table:table-row>
        <table:table-row table:style-name="ro2" table:number-rows-repeated="121">
          <table:table-cell table:style-name="Default"/>
          <table:table-cell table:style-name="ce83"/>
          <table:table-cell table:style-name="ce92" table:number-columns-repeated="2"/>
          <table:table-cell table:style-name="ce6" table:number-columns-repeated="2"/>
          <table:table-cell table:style-name="ce117"/>
          <table:table-cell table:style-name="ce6" table:number-columns-repeated="1017"/>
        </table:table-row>
        <table:table-row table:style-name="ro2" table:number-rows-repeated="307">
          <table:table-cell table:style-name="ce12"/>
          <table:table-cell table:style-name="ce83"/>
          <table:table-cell table:style-name="ce92" table:number-columns-repeated="2"/>
          <table:table-cell table:style-name="ce6" table:number-columns-repeated="2"/>
          <table:table-cell table:style-name="ce117"/>
          <table:table-cell table:style-name="ce6" table:number-columns-repeated="1017"/>
        </table:table-row>
        <table:table-row table:style-name="ro2" table:number-rows-repeated="2">
          <table:table-cell table:style-name="ce12"/>
          <table:table-cell table:style-name="ce83"/>
          <table:table-cell table:style-name="ce92" table:number-columns-repeated="2"/>
          <table:table-cell table:style-name="ce6" table:number-columns-repeated="2"/>
          <table:table-cell table:style-name="ce117"/>
          <table:table-cell/>
          <table:table-cell table:style-name="ce6" table:number-columns-repeated="1016"/>
        </table:table-row>
        <table:table-row table:style-name="ro2">
          <table:table-cell table:style-name="ce12"/>
          <table:table-cell table:style-name="ce83"/>
          <table:table-cell table:style-name="ce92" table:number-columns-repeated="2"/>
          <table:table-cell table:style-name="ce6" table:number-columns-repeated="2"/>
          <table:table-cell table:style-name="ce117"/>
          <table:table-cell/>
          <table:table-cell table:style-name="ce6"/>
          <table:table-cell table:number-columns-repeated="3"/>
          <table:table-cell table:style-name="ce6" table:number-columns-repeated="1012"/>
        </table:table-row>
        <table:table-row table:style-name="ro16">
          <table:table-cell table:style-name="ce13"/>
          <table:table-cell table:style-name="ce83"/>
          <table:table-cell table:style-name="ce92" table:number-columns-repeated="2"/>
          <table:table-cell table:style-name="ce6" table:number-columns-repeated="2"/>
          <table:table-cell table:style-name="ce117"/>
          <table:table-cell/>
          <table:table-cell table:style-name="ce6"/>
          <table:table-cell table:number-columns-repeated="3"/>
          <table:table-cell table:style-name="ce6" table:number-columns-repeated="1012"/>
        </table:table-row>
        <table:table-row table:style-name="ro17" table:number-rows-repeated="1047956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" fo:font-family="'Liberation Sans'" fo:font-size="10pt" fo:font-style="normal" fo:font-weight="normal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72.7cm" fo:page-height="100.7cm" style:num-format="1" style:print-orientation="portrait" fo:margin-top="1.905cm" fo:margin-bottom="1.905cm" fo:margin-left="1.778cm" fo:margin-right="1.778cm" style:scale-to="100%"/>
      <style:header-style>
        <style:header-footer-properties fo:min-height="2cm"/>
      </style:header-style>
      <style:footer-style>
        <style:header-footer-properties fo:min-height="2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.00.0000</text:date>, <text:time style:data-style-name="N2" text:time-value="22:49:59.112386842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  <meta:initial-creator/>
    <meta:creation-date/>
    <meta:editing-cycles>8</meta:editing-cycles>
    <meta:editing-duration>PT3H40M</meta:editing-duration>
    <dc:date>2024-02-22T22:50:46.796864331</dc:date>
    <meta:document-statistic meta:table-count="1" meta:cell-count="242" meta:object-count="0"/>
  </office:meta>
</office:document-meta>
</file>